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dfa0"/>
    </style:style>
    <style:style style:name="P2" style:family="paragraph" style:parent-style-name="Standard">
      <style:paragraph-properties fo:text-align="center" style:justify-single-word="false"/>
      <style:text-properties fo:font-size="20pt" fo:font-weight="bold" officeooo:rsid="001edfa0" officeooo:paragraph-rsid="001edfa0" style:font-size-asian="17.5pt" style:font-weight-asian="bold" style:font-size-complex="20pt" style:font-weight-complex="bold"/>
    </style:style>
    <style:style style:name="P3" style:family="paragraph" style:parent-style-name="Standard">
      <style:paragraph-properties fo:text-align="start" style:justify-single-word="false"/>
      <style:text-properties officeooo:rsid="001edfa0" officeooo:paragraph-rsid="001edfa0"/>
    </style:style>
    <style:style style:name="P4" style:family="paragraph" style:parent-style-name="Standard">
      <style:text-properties officeooo:paragraph-rsid="00206d1c"/>
    </style:style>
    <style:style style:name="P5" style:family="paragraph" style:parent-style-name="Standard">
      <style:text-properties fo:font-size="16pt" fo:font-weight="normal" officeooo:rsid="00206d1c" officeooo:paragraph-rsid="0022129c" style:font-size-asian="14pt" style:font-weight-asian="normal" style:font-size-complex="16pt" style:font-weight-complex="normal"/>
    </style:style>
    <style:style style:name="P6" style:family="paragraph" style:parent-style-name="Standard">
      <style:text-properties fo:font-size="16pt" fo:font-weight="normal" officeooo:rsid="00206d1c" officeooo:paragraph-rsid="002278ec"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style:font-name="sans-serif" fo:font-size="24pt" fo:font-style="normal" fo:font-weight="bold" officeooo:paragraph-rsid="001edfa0"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style:font-name="sans-serif" fo:font-size="36pt" fo:font-style="normal" fo:font-weight="bold" officeooo:paragraph-rsid="001edfa0" style:font-size-asian="36pt" style:font-style-asian="normal" style:font-weight-asian="bold" style:font-size-complex="36pt" style:font-style-complex="normal" style:font-weight-complex="bold"/>
    </style:style>
    <style:style style:name="P9" style:family="paragraph" style:parent-style-name="Standard">
      <style:paragraph-properties fo:text-align="center" style:justify-single-word="false"/>
      <style:text-properties style:font-name="sans-serif" fo:font-size="36pt" officeooo:paragraph-rsid="001edfa0" style:font-size-asian="36pt" style:font-size-complex="36pt"/>
    </style:style>
    <style:style style:name="P10" style:family="paragraph" style:parent-style-name="Standard">
      <style:text-properties style:font-name="sans-serif" fo:font-size="15pt"/>
    </style:style>
    <style:style style:name="P11" style:family="paragraph" style:parent-style-name="Standard">
      <style:paragraph-properties fo:text-align="center" style:justify-single-word="false"/>
      <style:text-properties style:font-name="sans-serif" fo:font-size="15pt" officeooo:rsid="001edfa0" officeooo:paragraph-rsid="001edfa0"/>
    </style:style>
    <style:style style:name="P12" style:family="paragraph" style:parent-style-name="Standard">
      <style:paragraph-properties fo:text-align="start" style:justify-single-word="false"/>
      <style:text-properties style:font-name="sans-serif" fo:font-size="15pt" officeooo:rsid="001edfa0" officeooo:paragraph-rsid="001edfa0"/>
    </style:style>
    <style:style style:name="P13" style:family="paragraph" style:parent-style-name="Standard">
      <style:text-properties style:font-name="sans-serif" fo:font-size="15pt" officeooo:rsid="001edfa0" officeooo:paragraph-rsid="001edfa0"/>
    </style:style>
    <style:style style:name="P14" style:family="paragraph" style:parent-style-name="Standard">
      <style:text-properties style:font-name="sans-serif" fo:font-size="15pt" officeooo:paragraph-rsid="00206d1c"/>
    </style:style>
    <style:style style:name="P15" style:family="paragraph" style:parent-style-name="Standard">
      <style:text-properties style:font-name="sans-serif" fo:font-size="15pt" officeooo:paragraph-rsid="001edfa0"/>
    </style:style>
    <style:style style:name="P16" style:family="paragraph" style:parent-style-name="Standard">
      <style:text-properties style:font-name="sans-serif" fo:font-size="9.75pt" officeooo:paragraph-rsid="001edfa0"/>
    </style:style>
    <style:style style:name="P17" style:family="paragraph" style:parent-style-name="Standard">
      <style:text-properties style:font-name="sans-serif" fo:font-size="9.75pt" officeooo:rsid="00206d1c" officeooo:paragraph-rsid="001edfa0"/>
    </style:style>
    <style:style style:name="P18" style:family="paragraph" style:parent-style-name="Standard">
      <style:text-properties style:font-name="sans-serif" fo:font-size="22pt" fo:font-weight="bold" officeooo:paragraph-rsid="001edfa0" style:font-size-asian="22pt" style:font-weight-asian="bold" style:font-size-complex="22pt" style:font-weight-complex="bold"/>
    </style:style>
    <style:style style:name="P19" style:family="paragraph" style:parent-style-name="Standard">
      <style:text-properties style:font-name="sans-serif" fo:font-size="22pt" fo:font-weight="bold" officeooo:rsid="00206d1c" officeooo:paragraph-rsid="00206d1c" style:font-size-asian="22pt" style:font-weight-asian="bold" style:font-size-complex="22pt" style:font-weight-complex="bold"/>
    </style:style>
    <style:style style:name="P20" style:family="paragraph" style:parent-style-name="Standard">
      <style:text-properties style:font-name="sans-serif" fo:font-size="22pt" fo:font-weight="bold" officeooo:rsid="0022129c" officeooo:paragraph-rsid="0022129c" style:font-size-asian="22pt" style:font-weight-asian="bold" style:font-size-complex="22pt" style:font-weight-complex="bold"/>
    </style:style>
    <style:style style:name="P21" style:family="paragraph" style:parent-style-name="Standard">
      <style:text-properties style:font-name="sans-serif" fo:font-size="19.5pt" officeooo:paragraph-rsid="001edfa0"/>
    </style:style>
    <style:style style:name="P22" style:family="paragraph" style:parent-style-name="Standard">
      <style:text-properties style:font-name="sans-serif" fo:font-size="16pt" fo:font-weight="bold" officeooo:rsid="00206d1c" officeooo:paragraph-rsid="00206d1c" style:font-size-asian="14pt" style:font-weight-asian="bold" style:font-size-complex="16pt" style:font-weight-complex="bold"/>
    </style:style>
    <style:style style:name="P23" style:family="paragraph" style:parent-style-name="Standard">
      <style:text-properties style:font-name="sans-serif" fo:font-size="16pt" fo:font-weight="bold" officeooo:rsid="0022129c" officeooo:paragraph-rsid="0022129c" style:font-size-asian="14pt" style:font-weight-asian="bold" style:font-size-complex="16pt" style:font-weight-complex="bold"/>
    </style:style>
    <style:style style:name="P24" style:family="paragraph" style:parent-style-name="Standard">
      <style:text-properties style:font-name="sans-serif" fo:font-size="16pt" fo:font-weight="normal" officeooo:rsid="00206d1c" officeooo:paragraph-rsid="00206d1c" style:font-size-asian="14pt" style:font-weight-asian="normal" style:font-size-complex="16pt" style:font-weight-complex="normal"/>
    </style:style>
    <style:style style:name="P25" style:family="paragraph" style:parent-style-name="Standard">
      <style:text-properties style:font-name="sans-serif" fo:font-size="16pt" fo:font-weight="normal" officeooo:rsid="00206d1c" officeooo:paragraph-rsid="002278ec" style:font-size-asian="14pt" style:font-weight-asian="normal" style:font-size-complex="16pt" style:font-weight-complex="normal"/>
    </style:style>
    <style:style style:name="P26" style:family="paragraph" style:parent-style-name="Standard">
      <style:text-properties style:font-name="sans-serif" fo:font-size="16pt" fo:font-weight="normal" officeooo:rsid="0022129c" officeooo:paragraph-rsid="0022129c" style:font-size-asian="14pt" style:font-weight-asian="normal" style:font-size-complex="16pt" style:font-weight-complex="normal"/>
    </style:style>
    <style:style style:name="P27" style:family="paragraph" style:parent-style-name="Standard">
      <style:text-properties style:font-name="sans-serif" fo:font-size="16pt" fo:font-weight="normal" officeooo:rsid="0022129c" officeooo:paragraph-rsid="002278ec" style:font-size-asian="14pt" style:font-weight-asian="normal" style:font-size-complex="16pt" style:font-weight-complex="normal"/>
    </style:style>
    <style:style style:name="P28" style:family="paragraph" style:parent-style-name="Standard">
      <style:text-properties style:font-name="sans-serif" fo:font-size="16pt" fo:font-weight="normal" officeooo:rsid="002278ec" officeooo:paragraph-rsid="002278ec" style:font-size-asian="14pt" style:font-weight-asian="normal" style:font-size-complex="16pt" style:font-weight-complex="normal"/>
    </style:style>
    <style:style style:name="P29" style:family="paragraph" style:parent-style-name="Standard">
      <style:text-properties style:font-name="sans-serif" fo:font-size="18pt" fo:font-weight="bold" officeooo:rsid="00206d1c" officeooo:paragraph-rsid="00206d1c" style:font-size-asian="15.75pt" style:font-weight-asian="bold" style:font-size-complex="18pt" style:font-weight-complex="bold"/>
    </style:style>
    <style:style style:name="P30" style:family="paragraph" style:parent-style-name="Standard" style:list-style-name="L1">
      <style:text-properties style:font-name="sans-serif" fo:font-size="16pt" fo:font-weight="normal" officeooo:rsid="0022129c" officeooo:paragraph-rsid="0022129c" style:font-size-asian="14pt" style:font-weight-asian="normal" style:font-size-complex="16pt" style:font-weight-complex="normal"/>
    </style:style>
    <style:style style:name="P31" style:family="paragraph" style:parent-style-name="Standard" style:list-style-name="L2">
      <style:text-properties style:font-name="sans-serif" fo:font-size="16pt" fo:font-weight="normal" officeooo:rsid="002278ec" officeooo:paragraph-rsid="002278ec"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style:font-name="sans-serif" fo:font-size="15pt" officeooo:rsid="001edfa0" officeooo:paragraph-rsid="001edfa0"/>
    </style:style>
    <style:style style:name="T1" style:family="text">
      <style:text-properties style:font-name="sans-serif"/>
    </style:style>
    <style:style style:name="T2" style:family="text">
      <style:text-properties style:font-name="sans-serif" fo:font-size="15pt"/>
    </style:style>
    <style:style style:name="T3" style:family="text">
      <style:text-properties style:font-name="sans-serif" fo:font-size="15pt" officeooo:rsid="001edfa0"/>
    </style:style>
    <style:style style:name="T4" style:family="text">
      <style:text-properties style:font-name="sans-serif" fo:font-size="15pt" officeooo:rsid="00206d1c"/>
    </style:style>
    <style:style style:name="T5" style:family="text">
      <style:text-properties style:font-name="sans-serif" fo:font-size="15pt" officeooo:rsid="0022cd69"/>
    </style:style>
    <style:style style:name="T6" style:family="text">
      <style:text-properties style:font-name="sans-serif" officeooo:rsid="001edfa0"/>
    </style:style>
    <style:style style:name="T7" style:family="text">
      <style:text-properties style:font-name="sans-serif" officeooo:rsid="0022129c"/>
    </style:style>
    <style:style style:name="T8" style:family="text">
      <style:text-properties officeooo:rsid="0022d3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Project Proposal</text:p>
      <text:p text:style-name="P9"/>
      <text:p text:style-name="P11"/>
      <text:p text:style-name="P11"/>
      <text:p text:style-name="P11"/>
      <text:p text:style-name="P11"/>
      <text:p text:style-name="P11"/>
      <text:p text:style-name="P11"/>
      <text:p text:style-name="P11"/>
      <text:p text:style-name="P2"><text:span text:style-name="T1">[</text:span><text:span text:style-name="T6">M</text:span><text:span text:style-name="T1">an with Gu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pan text:style-name="T3">P</text:span><text:span text:style-name="T2">repared for: ESE_30</text:span><text:span text:style-name="T5">25</text:span></text:p>
      <text:p text:style-name="P12">Prepared by: Gurkirat Singh</text:p>
      <text:p text:style-name="P12"><text:span text:style-name="T8">Project start</text:span> date: <text:span text:style-name="T8">13/Nov/2019</text:span></text:p>
      <text:p text:style-name="P1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
      <text:p text:style-name="P16"/>
      <text:p text:style-name="P18">Contents</text:p>
      <text:p text:style-name="P21"/>
      <text:p text:style-name="P21"/>
      <text:p text:style-name="P4"><text:span text:style-name="T2">GOALS....................................................................................</text:span><text:span text:style-name="T4">1</text:span></text:p>
      <text:p text:style-name="P14"/>
      <text:p text:style-name="P4"><text:span text:style-name="T2">TIMETABLE..............................................................................</text:span><text:span text:style-name="T4">2</text:span></text:p>
      <text:p text:style-name="P14"/>
      <text:p text:style-name="P4"><text:span text:style-name="T2">BUDGET..................................................................................</text:span><text:span text:style-name="T4">3</text:span></text:p>
      <text:p text:style-name="P21"/>
      <text:p text:style-name="P1"><text:span text:style-name="T2">NEEDS....................................................................................</text:span><text:span text:style-name="T4">4</text:span></text:p>
      <text:p text:style-name="P13"/>
      <text:p text:style-name="P1"><text:span text:style-name="T2">OBJECTIVES............................................................................</text:span><text:span text:style-name="T4">5</text:span></text:p>
      <text:p text:style-name="P15"/>
      <text:p text:style-name="P1"><text:span text:style-name="T2">PROCEDURES.........................................................................</text:span><text:span text:style-name="T4">6</text:span></text:p>
      <text:p text:style-name="P15"/>
      <text:p text:style-name="P13"/>
      <text:p text:style-name="P15"/>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9">GOAL</text:p>
      <text:p text:style-name="P22"/>
      <text:p text:style-name="P24">To make a game called ‘Man with Gun’ using Arduino, Adafruit oled screen and other basic electronics components.</text:p>
      <text:p text:style-name="P24">In this game user will be able to control the character with the buttons and joystic. Using those buttons character will move left and right and also chracter will fire towards the enemies that will also be controlled by user.</text:p>
      <text:p text:style-name="P24"/>
      <text:p text:style-name="P5"><text:span text:style-name="T1">The enemies and friends will come towards the user character, from which user has to kill the enemies, if user killed his friend by mistake </text:span><text:span text:style-name="T7">the game will over. If user kill enemy then it will increase the user scores. User scores will be shown and will continously updates on the top right corner of the Adafruit oled scree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text:p>
      <text:p text:style-name="P20">TIME TABLE</text:p>
      <text:p text:style-name="P23"/>
      <text:p text:style-name="P23"/>
      <text:list xml:id="list2101645660" text:style-name="L1">
        <text:list-item>
          <text:p text:style-name="P30">Create Project Proposal</text:p>
          <text:p text:style-name="P30"/>
        </text:list-item>
        <text:list-item>
          <text:p text:style-name="P30">Create basic layout of game</text:p>
          <text:p text:style-name="P30"/>
        </text:list-item>
        <text:list-item>
          <text:p text:style-name="P30">Create psuedo code</text:p>
          <text:p text:style-name="P30"/>
        </text:list-item>
        <text:list-item>
          <text:p text:style-name="P30">Assemble the whole circuit</text:p>
          <text:p text:style-name="P30"/>
        </text:list-item>
        <text:list-item>
          <text:p text:style-name="P30">Running basic graphics over Oled through Arduino</text:p>
          <text:p text:style-name="P30"/>
        </text:list-item>
        <text:list-item>
          <text:p text:style-name="P30">Make program for the game</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text:soft-page-break/></text:p>
      <text:p text:style-name="P20">BUDGET</text:p>
      <text:p text:style-name="P20"/>
      <text:p text:style-name="P26">Maximum budget for the whole complete project is approximated at CAD $400.</text:p>
      <text:p text:style-name="P26"/>
      <text:p text:style-name="P26">This includes all the components and equipments required from the day first to till the completion of the whole projec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text:soft-page-break/></text:p>
      <text:p text:style-name="P19">NEED</text:p>
      <text:p text:style-name="P19"/>
      <text:list xml:id="list201341901" text:style-name="L2">
        <text:list-item>
          <text:p text:style-name="P31">Arduino Leonardo</text:p>
        </text:list-item>
        <text:list-item>
          <text:p text:style-name="P31">Adafruit oled 120*64 screen</text:p>
        </text:list-item>
        <text:list-item>
          <text:p text:style-name="P31">Breadboard</text:p>
        </text:list-item>
        <text:list-item>
          <text:p text:style-name="P31">Connecting wires</text:p>
        </text:list-item>
        <text:list-item>
          <text:p text:style-name="P31">Soldering iron</text:p>
        </text:list-item>
        <text:list-item>
          <text:p text:style-name="P31">Soldering wire</text:p>
        </text:list-item>
        <text:list-item>
          <text:p text:style-name="P31">Laptop with good specifications and Ubunto OS</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4"/>
      <text:p text:style-name="P20">OBJECTIVE</text:p>
      <text:p text:style-name="P25"/>
      <text:p text:style-name="P28">Objective is to create a game that will be controlled by user.</text:p>
      <text:p text:style-name="P28">In this game, there will be three things revolving over the oled screen i.e. main character, enemies and friends.</text:p>
      <text:p text:style-name="P6"><text:span text:style-name="T1">The enemies and friends will come towards the user character, from which user has to kill the enemies, if user killed his friend by mistake </text:span><text:span text:style-name="T7">the game will over. If user kill enemy then it will increase the user scores. User scores will be shown and will continously updates on the top right corner of the Adafruit oled screen.</text:span></text:p>
      <text:p text:style-name="P27"/>
      <text:p text:style-name="P20"/>
      <text:p text:style-name="P20"/>
      <text:p text:style-name="P20"/>
      <text:p text:style-name="P20"/>
      <text:p text:style-name="P20"/>
      <text:p text:style-name="P20">PROCEDUR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8:16:25.742224800</meta:creation-date>
    <dc:date>2019-11-14T12:00:20.797868625</dc:date>
    <meta:editing-duration>PT8M30S</meta:editing-duration>
    <meta:editing-cycles>3</meta:editing-cycles>
    <meta:generator>LibreOffice/6.0.7.3$Linux_X86_64 LibreOffice_project/00m0$Build-3</meta:generator>
    <meta:document-statistic meta:table-count="0" meta:image-count="0" meta:object-count="0" meta:page-count="7" meta:paragraph-count="45" meta:word-count="334" meta:character-count="2373" meta:non-whitespace-character-count="2095"/>
  </office:meta>
</office:document-meta>
</file>